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t2" table:style-name="ta1">
        <table:shapes>
          <draw:frame draw:z-index="0" draw:style-name="gr1" draw:text-style-name="P1" svg:width="10.1504in" svg:height="6.4417in" svg:x="4.1059in" svg:y="0.0417in">
            <draw:object draw:notify-on-update-of-ranges="part2.A2:part2.A102 part2.B1:part2.B1 part2.B2:part2.B102 part2.A2:part2.A102 part2.C1:part2.C1 part2.C2:part2.C102 part2.A2:part2.A102 part2.D1:part2.D1 part2.D2:part2.D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o fluid</text:p>
          </table:table-cell>
          <table:table-cell office:value-type="string" calcext:value-type="string">
            <text:p>No Flow</text:p>
          </table:table-cell>
          <table:table-cell office:value-type="string" calcext:value-type="string">
            <text:p>flo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0.02" calcext:value-type="float">
            <text:p>900.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9.69" calcext:value-type="float">
            <text:p>899.69</text:p>
          </table:table-cell>
          <table:table-cell office:value-type="float" office:value="899.78" calcext:value-type="float">
            <text:p>899.78</text:p>
          </table:table-cell>
          <table:table-cell office:value-type="float" office:value="884.72" calcext:value-type="float">
            <text:p>884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7.88" calcext:value-type="float">
            <text:p>897.88</text:p>
          </table:table-cell>
          <table:table-cell office:value-type="float" office:value="897.25" calcext:value-type="float">
            <text:p>897.25</text:p>
          </table:table-cell>
          <table:table-cell office:value-type="float" office:value="845.25" calcext:value-type="float">
            <text:p>845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4.95" calcext:value-type="float">
            <text:p>894.95</text:p>
          </table:table-cell>
          <table:table-cell office:value-type="float" office:value="892.97" calcext:value-type="float">
            <text:p>892.97</text:p>
          </table:table-cell>
          <table:table-cell office:value-type="float" office:value="810.09" calcext:value-type="float">
            <text:p>810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1.52" calcext:value-type="float">
            <text:p>891.52</text:p>
          </table:table-cell>
          <table:table-cell office:value-type="float" office:value="887.86" calcext:value-type="float">
            <text:p>887.86</text:p>
          </table:table-cell>
          <table:table-cell office:value-type="float" office:value="779.51" calcext:value-type="float">
            <text:p>779.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7.85" calcext:value-type="float">
            <text:p>887.85</text:p>
          </table:table-cell>
          <table:table-cell office:value-type="float" office:value="882.39" calcext:value-type="float">
            <text:p>882.39</text:p>
          </table:table-cell>
          <table:table-cell office:value-type="float" office:value="751.96" calcext:value-type="float">
            <text:p>751.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4.1" calcext:value-type="float">
            <text:p>884.1</text:p>
          </table:table-cell>
          <table:table-cell office:value-type="float" office:value="876.78" calcext:value-type="float">
            <text:p>876.78</text:p>
          </table:table-cell>
          <table:table-cell office:value-type="float" office:value="726.78" calcext:value-type="float">
            <text:p>726.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0.31" calcext:value-type="float">
            <text:p>880.31</text:p>
          </table:table-cell>
          <table:table-cell office:value-type="float" office:value="871.13" calcext:value-type="float">
            <text:p>871.13</text:p>
          </table:table-cell>
          <table:table-cell office:value-type="float" office:value="704.01" calcext:value-type="float">
            <text:p>704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6.53" calcext:value-type="float">
            <text:p>876.53</text:p>
          </table:table-cell>
          <table:table-cell office:value-type="float" office:value="865.51" calcext:value-type="float">
            <text:p>865.51</text:p>
          </table:table-cell>
          <table:table-cell office:value-type="float" office:value="683.4" calcext:value-type="float">
            <text:p>683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2.77" calcext:value-type="float">
            <text:p>872.77</text:p>
          </table:table-cell>
          <table:table-cell office:value-type="float" office:value="859.94" calcext:value-type="float">
            <text:p>859.94</text:p>
          </table:table-cell>
          <table:table-cell office:value-type="float" office:value="664.58" calcext:value-type="float">
            <text:p>664.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9.03" calcext:value-type="float">
            <text:p>869.03</text:p>
          </table:table-cell>
          <table:table-cell office:value-type="float" office:value="854.45" calcext:value-type="float">
            <text:p>854.45</text:p>
          </table:table-cell>
          <table:table-cell office:value-type="float" office:value="647.22" calcext:value-type="float">
            <text:p>647.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65.32" calcext:value-type="float">
            <text:p>865.32</text:p>
          </table:table-cell>
          <table:table-cell office:value-type="float" office:value="849.03" calcext:value-type="float">
            <text:p>849.03</text:p>
          </table:table-cell>
          <table:table-cell office:value-type="float" office:value="631.01" calcext:value-type="float">
            <text:p>631.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61.64" calcext:value-type="float">
            <text:p>861.64</text:p>
          </table:table-cell>
          <table:table-cell office:value-type="float" office:value="843.69" calcext:value-type="float">
            <text:p>843.69</text:p>
          </table:table-cell>
          <table:table-cell office:value-type="float" office:value="615.72" calcext:value-type="float">
            <text:p>615.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57.98" calcext:value-type="float">
            <text:p>857.98</text:p>
          </table:table-cell>
          <table:table-cell office:value-type="float" office:value="838.42" calcext:value-type="float">
            <text:p>838.42</text:p>
          </table:table-cell>
          <table:table-cell office:value-type="float" office:value="601.26" calcext:value-type="float">
            <text:p>601.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54.36" calcext:value-type="float">
            <text:p>854.36</text:p>
          </table:table-cell>
          <table:table-cell office:value-type="float" office:value="833.24" calcext:value-type="float">
            <text:p>833.24</text:p>
          </table:table-cell>
          <table:table-cell office:value-type="float" office:value="587.6" calcext:value-type="float">
            <text:p>587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0.76" calcext:value-type="float">
            <text:p>850.76</text:p>
          </table:table-cell>
          <table:table-cell office:value-type="float" office:value="828.13" calcext:value-type="float">
            <text:p>828.13</text:p>
          </table:table-cell>
          <table:table-cell office:value-type="float" office:value="574.69" calcext:value-type="float">
            <text:p>574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47.18" calcext:value-type="float">
            <text:p>847.18</text:p>
          </table:table-cell>
          <table:table-cell office:value-type="float" office:value="823.09" calcext:value-type="float">
            <text:p>823.09</text:p>
          </table:table-cell>
          <table:table-cell office:value-type="float" office:value="562.44" calcext:value-type="float">
            <text:p>562.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3.63" calcext:value-type="float">
            <text:p>843.63</text:p>
          </table:table-cell>
          <table:table-cell office:value-type="float" office:value="818.13" calcext:value-type="float">
            <text:p>818.13</text:p>
          </table:table-cell>
          <table:table-cell office:value-type="float" office:value="550.71" calcext:value-type="float">
            <text:p>550.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40.11" calcext:value-type="float">
            <text:p>840.11</text:p>
          </table:table-cell>
          <table:table-cell office:value-type="float" office:value="813.23" calcext:value-type="float">
            <text:p>813.23</text:p>
          </table:table-cell>
          <table:table-cell office:value-type="float" office:value="539.35" calcext:value-type="float">
            <text:p>539.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6.61" calcext:value-type="float">
            <text:p>836.61</text:p>
          </table:table-cell>
          <table:table-cell office:value-type="float" office:value="808.4" calcext:value-type="float">
            <text:p>808.4</text:p>
          </table:table-cell>
          <table:table-cell office:value-type="float" office:value="528.22" calcext:value-type="float">
            <text:p>528.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3.13" calcext:value-type="float">
            <text:p>833.13</text:p>
          </table:table-cell>
          <table:table-cell office:value-type="float" office:value="803.63" calcext:value-type="float">
            <text:p>803.63</text:p>
          </table:table-cell>
          <table:table-cell office:value-type="float" office:value="517.22" calcext:value-type="float">
            <text:p>517.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29.67" calcext:value-type="float">
            <text:p>829.67</text:p>
          </table:table-cell>
          <table:table-cell office:value-type="float" office:value="798.93" calcext:value-type="float">
            <text:p>798.93</text:p>
          </table:table-cell>
          <table:table-cell office:value-type="float" office:value="506.31" calcext:value-type="float">
            <text:p>506.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26.23" calcext:value-type="float">
            <text:p>826.23</text:p>
          </table:table-cell>
          <table:table-cell office:value-type="float" office:value="794.28" calcext:value-type="float">
            <text:p>794.28</text:p>
          </table:table-cell>
          <table:table-cell office:value-type="float" office:value="495.58" calcext:value-type="float">
            <text:p>495.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22.81" calcext:value-type="float">
            <text:p>822.81</text:p>
          </table:table-cell>
          <table:table-cell office:value-type="float" office:value="789.69" calcext:value-type="float">
            <text:p>789.69</text:p>
          </table:table-cell>
          <table:table-cell office:value-type="float" office:value="485.22" calcext:value-type="float">
            <text:p>485.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19.41" calcext:value-type="float">
            <text:p>819.41</text:p>
          </table:table-cell>
          <table:table-cell office:value-type="float" office:value="785.16" calcext:value-type="float">
            <text:p>785.16</text:p>
          </table:table-cell>
          <table:table-cell office:value-type="float" office:value="475.47" calcext:value-type="float">
            <text:p>475.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6.03" calcext:value-type="float">
            <text:p>816.03</text:p>
          </table:table-cell>
          <table:table-cell office:value-type="float" office:value="780.68" calcext:value-type="float">
            <text:p>780.68</text:p>
          </table:table-cell>
          <table:table-cell office:value-type="float" office:value="466.43" calcext:value-type="float">
            <text:p>466.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12.67" calcext:value-type="float">
            <text:p>812.67</text:p>
          </table:table-cell>
          <table:table-cell office:value-type="float" office:value="776.25" calcext:value-type="float">
            <text:p>776.25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09.33" calcext:value-type="float">
            <text:p>809.33</text:p>
          </table:table-cell>
          <table:table-cell office:value-type="float" office:value="771.87" calcext:value-type="float">
            <text:p>771.87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06" calcext:value-type="float">
            <text:p>806</text:p>
          </table:table-cell>
          <table:table-cell office:value-type="float" office:value="767.54" calcext:value-type="float">
            <text:p>767.54</text:p>
          </table:table-cell>
          <table:table-cell office:value-type="float" office:value="442.26" calcext:value-type="float">
            <text:p>442.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2.69" calcext:value-type="float">
            <text:p>802.69</text:p>
          </table:table-cell>
          <table:table-cell office:value-type="float" office:value="763.26" calcext:value-type="float">
            <text:p>763.26</text:p>
          </table:table-cell>
          <table:table-cell office:value-type="float" office:value="434.56" calcext:value-type="float">
            <text:p>434.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9.39" calcext:value-type="float">
            <text:p>799.39</text:p>
          </table:table-cell>
          <table:table-cell office:value-type="float" office:value="759.02" calcext:value-type="float">
            <text:p>759.02</text:p>
          </table:table-cell>
          <table:table-cell office:value-type="float" office:value="426.79" calcext:value-type="float">
            <text:p>426.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96.12" calcext:value-type="float">
            <text:p>796.12</text:p>
          </table:table-cell>
          <table:table-cell office:value-type="float" office:value="754.83" calcext:value-type="float">
            <text:p>754.83</text:p>
          </table:table-cell>
          <table:table-cell office:value-type="float" office:value="418.91" calcext:value-type="float">
            <text:p>418.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92.86" calcext:value-type="float">
            <text:p>792.86</text:p>
          </table:table-cell>
          <table:table-cell office:value-type="float" office:value="750.68" calcext:value-type="float">
            <text:p>750.68</text:p>
          </table:table-cell>
          <table:table-cell office:value-type="float" office:value="410.98" calcext:value-type="float">
            <text:p>410.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89.61" calcext:value-type="float">
            <text:p>789.61</text:p>
          </table:table-cell>
          <table:table-cell office:value-type="float" office:value="746.58" calcext:value-type="float">
            <text:p>746.58</text:p>
          </table:table-cell>
          <table:table-cell office:value-type="float" office:value="403.15" calcext:value-type="float">
            <text:p>403.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86.38" calcext:value-type="float">
            <text:p>786.38</text:p>
          </table:table-cell>
          <table:table-cell office:value-type="float" office:value="742.52" calcext:value-type="float">
            <text:p>742.52</text:p>
          </table:table-cell>
          <table:table-cell office:value-type="float" office:value="395.52" calcext:value-type="float">
            <text:p>395.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83.16" calcext:value-type="float">
            <text:p>783.16</text:p>
          </table:table-cell>
          <table:table-cell office:value-type="float" office:value="738.49" calcext:value-type="float">
            <text:p>738.49</text:p>
          </table:table-cell>
          <table:table-cell office:value-type="float" office:value="388.18" calcext:value-type="float">
            <text:p>388.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79.96" calcext:value-type="float">
            <text:p>779.96</text:p>
          </table:table-cell>
          <table:table-cell office:value-type="float" office:value="734.51" calcext:value-type="float">
            <text:p>734.51</text:p>
          </table:table-cell>
          <table:table-cell office:value-type="float" office:value="381.23" calcext:value-type="float">
            <text:p>381.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76.77" calcext:value-type="float">
            <text:p>776.77</text:p>
          </table:table-cell>
          <table:table-cell office:value-type="float" office:value="730.57" calcext:value-type="float">
            <text:p>730.57</text:p>
          </table:table-cell>
          <table:table-cell office:value-type="float" office:value="374.66" calcext:value-type="float">
            <text:p>374.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73.6" calcext:value-type="float">
            <text:p>773.6</text:p>
          </table:table-cell>
          <table:table-cell office:value-type="float" office:value="726.66" calcext:value-type="float">
            <text:p>726.66</text:p>
          </table:table-cell>
          <table:table-cell office:value-type="float" office:value="368.42" calcext:value-type="float">
            <text:p>368.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70.44" calcext:value-type="float">
            <text:p>770.44</text:p>
          </table:table-cell>
          <table:table-cell office:value-type="float" office:value="722.79" calcext:value-type="float">
            <text:p>722.79</text:p>
          </table:table-cell>
          <table:table-cell office:value-type="float" office:value="362.43" calcext:value-type="float">
            <text:p>362.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67.3" calcext:value-type="float">
            <text:p>767.3</text:p>
          </table:table-cell>
          <table:table-cell office:value-type="float" office:value="718.95" calcext:value-type="float">
            <text:p>718.95</text:p>
          </table:table-cell>
          <table:table-cell office:value-type="float" office:value="356.6" calcext:value-type="float">
            <text:p>356.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64.16" calcext:value-type="float">
            <text:p>764.16</text:p>
          </table:table-cell>
          <table:table-cell office:value-type="float" office:value="715.15" calcext:value-type="float">
            <text:p>715.15</text:p>
          </table:table-cell>
          <table:table-cell office:value-type="float" office:value="350.82" calcext:value-type="float">
            <text:p>350.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61.05" calcext:value-type="float">
            <text:p>761.05</text:p>
          </table:table-cell>
          <table:table-cell office:value-type="float" office:value="711.39" calcext:value-type="float">
            <text:p>711.39</text:p>
          </table:table-cell>
          <table:table-cell office:value-type="float" office:value="345.03" calcext:value-type="float">
            <text:p>345.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57.94" calcext:value-type="float">
            <text:p>757.94</text:p>
          </table:table-cell>
          <table:table-cell office:value-type="float" office:value="707.66" calcext:value-type="float">
            <text:p>707.66</text:p>
          </table:table-cell>
          <table:table-cell office:value-type="float" office:value="339.19" calcext:value-type="float">
            <text:p>339.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54.85" calcext:value-type="float">
            <text:p>754.85</text:p>
          </table:table-cell>
          <table:table-cell office:value-type="float" office:value="703.96" calcext:value-type="float">
            <text:p>703.96</text:p>
          </table:table-cell>
          <table:table-cell office:value-type="float" office:value="333.37" calcext:value-type="float">
            <text:p>333.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51.77" calcext:value-type="float">
            <text:p>751.77</text:p>
          </table:table-cell>
          <table:table-cell office:value-type="float" office:value="700.29" calcext:value-type="float">
            <text:p>700.29</text:p>
          </table:table-cell>
          <table:table-cell office:value-type="float" office:value="327.63" calcext:value-type="float">
            <text:p>327.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48.7" calcext:value-type="float">
            <text:p>748.7</text:p>
          </table:table-cell>
          <table:table-cell office:value-type="float" office:value="696.66" calcext:value-type="float">
            <text:p>696.66</text:p>
          </table:table-cell>
          <table:table-cell office:value-type="float" office:value="322.05" calcext:value-type="float">
            <text:p>322.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45.65" calcext:value-type="float">
            <text:p>745.65</text:p>
          </table:table-cell>
          <table:table-cell office:value-type="float" office:value="693.05" calcext:value-type="float">
            <text:p>693.05</text:p>
          </table:table-cell>
          <table:table-cell office:value-type="float" office:value="316.69" calcext:value-type="float">
            <text:p>316.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42.61" calcext:value-type="float">
            <text:p>742.61</text:p>
          </table:table-cell>
          <table:table-cell office:value-type="float" office:value="689.48" calcext:value-type="float">
            <text:p>689.48</text:p>
          </table:table-cell>
          <table:table-cell office:value-type="float" office:value="311.57" calcext:value-type="float">
            <text:p>311.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39.58" calcext:value-type="float">
            <text:p>739.58</text:p>
          </table:table-cell>
          <table:table-cell office:value-type="float" office:value="685.93" calcext:value-type="float">
            <text:p>685.93</text:p>
          </table:table-cell>
          <table:table-cell office:value-type="float" office:value="306.68" calcext:value-type="float">
            <text:p>306.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36.57" calcext:value-type="float">
            <text:p>736.57</text:p>
          </table:table-cell>
          <table:table-cell office:value-type="float" office:value="682.42" calcext:value-type="float">
            <text:p>682.4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33.56" calcext:value-type="float">
            <text:p>733.56</text:p>
          </table:table-cell>
          <table:table-cell office:value-type="float" office:value="678.93" calcext:value-type="float">
            <text:p>678.93</text:p>
          </table:table-cell>
          <table:table-cell office:value-type="float" office:value="297.48" calcext:value-type="float">
            <text:p>297.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0.57" calcext:value-type="float">
            <text:p>730.57</text:p>
          </table:table-cell>
          <table:table-cell office:value-type="float" office:value="675.48" calcext:value-type="float">
            <text:p>675.48</text:p>
          </table:table-cell>
          <table:table-cell office:value-type="float" office:value="293.06" calcext:value-type="float">
            <text:p>293.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27.59" calcext:value-type="float">
            <text:p>727.59</text:p>
          </table:table-cell>
          <table:table-cell office:value-type="float" office:value="672.05" calcext:value-type="float">
            <text:p>672.05</text:p>
          </table:table-cell>
          <table:table-cell office:value-type="float" office:value="288.71" calcext:value-type="float">
            <text:p>288.7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24.62" calcext:value-type="float">
            <text:p>724.62</text:p>
          </table:table-cell>
          <table:table-cell office:value-type="float" office:value="668.64" calcext:value-type="float">
            <text:p>668.64</text:p>
          </table:table-cell>
          <table:table-cell office:value-type="float" office:value="284.38" calcext:value-type="float">
            <text:p>284.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21.67" calcext:value-type="float">
            <text:p>721.67</text:p>
          </table:table-cell>
          <table:table-cell office:value-type="float" office:value="665.27" calcext:value-type="float">
            <text:p>665.27</text:p>
          </table:table-cell>
          <table:table-cell office:value-type="float" office:value="280.09" calcext:value-type="float">
            <text:p>280.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18.72" calcext:value-type="float">
            <text:p>718.72</text:p>
          </table:table-cell>
          <table:table-cell office:value-type="float" office:value="661.92" calcext:value-type="float">
            <text:p>661.92</text:p>
          </table:table-cell>
          <table:table-cell office:value-type="float" office:value="275.84" calcext:value-type="float">
            <text:p>275.8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15.79" calcext:value-type="float">
            <text:p>715.79</text:p>
          </table:table-cell>
          <table:table-cell office:value-type="float" office:value="658.6" calcext:value-type="float">
            <text:p>658.6</text:p>
          </table:table-cell>
          <table:table-cell office:value-type="float" office:value="271.69" calcext:value-type="float">
            <text:p>271.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12.87" calcext:value-type="float">
            <text:p>712.87</text:p>
          </table:table-cell>
          <table:table-cell office:value-type="float" office:value="655.3" calcext:value-type="float">
            <text:p>655.3</text:p>
          </table:table-cell>
          <table:table-cell office:value-type="float" office:value="267.66" calcext:value-type="float">
            <text:p>267.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09.96" calcext:value-type="float">
            <text:p>709.96</text:p>
          </table:table-cell>
          <table:table-cell office:value-type="float" office:value="652.03" calcext:value-type="float">
            <text:p>652.03</text:p>
          </table:table-cell>
          <table:table-cell office:value-type="float" office:value="263.77" calcext:value-type="float">
            <text:p>263.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7.06" calcext:value-type="float">
            <text:p>707.06</text:p>
          </table:table-cell>
          <table:table-cell office:value-type="float" office:value="648.78" calcext:value-type="float">
            <text:p>648.78</text:p>
          </table:table-cell>
          <table:table-cell office:value-type="float" office:value="260.03" calcext:value-type="float">
            <text:p>260.0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04.17" calcext:value-type="float">
            <text:p>704.17</text:p>
          </table:table-cell>
          <table:table-cell office:value-type="float" office:value="645.55" calcext:value-type="float">
            <text:p>645.55</text:p>
          </table:table-cell>
          <table:table-cell office:value-type="float" office:value="256.44" calcext:value-type="float">
            <text:p>256.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1.3" calcext:value-type="float">
            <text:p>701.3</text:p>
          </table:table-cell>
          <table:table-cell office:value-type="float" office:value="642.36" calcext:value-type="float">
            <text:p>642.3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98.44" calcext:value-type="float">
            <text:p>698.44</text:p>
          </table:table-cell>
          <table:table-cell office:value-type="float" office:value="639.18" calcext:value-type="float">
            <text:p>639.18</text:p>
          </table:table-cell>
          <table:table-cell office:value-type="float" office:value="249.68" calcext:value-type="float">
            <text:p>249.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5.58" calcext:value-type="float">
            <text:p>695.58</text:p>
          </table:table-cell>
          <table:table-cell office:value-type="float" office:value="636.03" calcext:value-type="float">
            <text:p>636.03</text:p>
          </table:table-cell>
          <table:table-cell office:value-type="float" office:value="246.43" calcext:value-type="float">
            <text:p>246.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92.74" calcext:value-type="float">
            <text:p>692.74</text:p>
          </table:table-cell>
          <table:table-cell office:value-type="float" office:value="632.9" calcext:value-type="float">
            <text:p>632.9</text:p>
          </table:table-cell>
          <table:table-cell office:value-type="float" office:value="243.22" calcext:value-type="float">
            <text:p>243.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89.91" calcext:value-type="float">
            <text:p>689.91</text:p>
          </table:table-cell>
          <table:table-cell office:value-type="float" office:value="629.79" calcext:value-type="float">
            <text:p>629.79</text:p>
          </table:table-cell>
          <table:table-cell office:value-type="float" office:value="240.04" calcext:value-type="float">
            <text:p>240.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7.09" calcext:value-type="float">
            <text:p>687.09</text:p>
          </table:table-cell>
          <table:table-cell office:value-type="float" office:value="626.71" calcext:value-type="float">
            <text:p>626.71</text:p>
          </table:table-cell>
          <table:table-cell office:value-type="float" office:value="236.88" calcext:value-type="float">
            <text:p>236.8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4.28" calcext:value-type="float">
            <text:p>684.28</text:p>
          </table:table-cell>
          <table:table-cell office:value-type="float" office:value="623.65" calcext:value-type="float">
            <text:p>623.65</text:p>
          </table:table-cell>
          <table:table-cell office:value-type="float" office:value="233.75" calcext:value-type="float">
            <text:p>233.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1.48" calcext:value-type="float">
            <text:p>681.48</text:p>
          </table:table-cell>
          <table:table-cell office:value-type="float" office:value="620.6" calcext:value-type="float">
            <text:p>620.6</text:p>
          </table:table-cell>
          <table:table-cell office:value-type="float" office:value="230.67" calcext:value-type="float">
            <text:p>230.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78.7" calcext:value-type="float">
            <text:p>678.7</text:p>
          </table:table-cell>
          <table:table-cell office:value-type="float" office:value="617.59" calcext:value-type="float">
            <text:p>617.59</text:p>
          </table:table-cell>
          <table:table-cell office:value-type="float" office:value="227.67" calcext:value-type="float">
            <text:p>227.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75.92" calcext:value-type="float">
            <text:p>675.92</text:p>
          </table:table-cell>
          <table:table-cell office:value-type="float" office:value="614.59" calcext:value-type="float">
            <text:p>614.59</text:p>
          </table:table-cell>
          <table:table-cell office:value-type="float" office:value="224.75" calcext:value-type="float">
            <text:p>224.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3.16" calcext:value-type="float">
            <text:p>673.16</text:p>
          </table:table-cell>
          <table:table-cell office:value-type="float" office:value="611.61" calcext:value-type="float">
            <text:p>611.61</text:p>
          </table:table-cell>
          <table:table-cell office:value-type="float" office:value="221.91" calcext:value-type="float">
            <text:p>221.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70.4" calcext:value-type="float">
            <text:p>670.4</text:p>
          </table:table-cell>
          <table:table-cell office:value-type="float" office:value="608.66" calcext:value-type="float">
            <text:p>608.66</text:p>
          </table:table-cell>
          <table:table-cell office:value-type="float" office:value="219.17" calcext:value-type="float">
            <text:p>219.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67.66" calcext:value-type="float">
            <text:p>667.66</text:p>
          </table:table-cell>
          <table:table-cell office:value-type="float" office:value="605.72" calcext:value-type="float">
            <text:p>605.72</text:p>
          </table:table-cell>
          <table:table-cell office:value-type="float" office:value="216.49" calcext:value-type="float">
            <text:p>216.4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64.93" calcext:value-type="float">
            <text:p>664.93</text:p>
          </table:table-cell>
          <table:table-cell office:value-type="float" office:value="602.8" calcext:value-type="float">
            <text:p>602.8</text:p>
          </table:table-cell>
          <table:table-cell office:value-type="float" office:value="213.88" calcext:value-type="float">
            <text:p>213.8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62.2" calcext:value-type="float">
            <text:p>662.2</text:p>
          </table:table-cell>
          <table:table-cell office:value-type="float" office:value="599.91" calcext:value-type="float">
            <text:p>599.91</text:p>
          </table:table-cell>
          <table:table-cell office:value-type="float" office:value="211.32" calcext:value-type="float">
            <text:p>211.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59.49" calcext:value-type="float">
            <text:p>659.49</text:p>
          </table:table-cell>
          <table:table-cell office:value-type="float" office:value="597.03" calcext:value-type="float">
            <text:p>597.03</text:p>
          </table:table-cell>
          <table:table-cell office:value-type="float" office:value="208.78" calcext:value-type="float">
            <text:p>208.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56.79" calcext:value-type="float">
            <text:p>656.79</text:p>
          </table:table-cell>
          <table:table-cell office:value-type="float" office:value="594.18" calcext:value-type="float">
            <text:p>594.18</text:p>
          </table:table-cell>
          <table:table-cell office:value-type="float" office:value="206.28" calcext:value-type="float">
            <text:p>206.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54.1" calcext:value-type="float">
            <text:p>654.1</text:p>
          </table:table-cell>
          <table:table-cell office:value-type="float" office:value="591.34" calcext:value-type="float">
            <text:p>591.34</text:p>
          </table:table-cell>
          <table:table-cell office:value-type="float" office:value="203.81" calcext:value-type="float">
            <text:p>203.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1.42" calcext:value-type="float">
            <text:p>651.42</text:p>
          </table:table-cell>
          <table:table-cell office:value-type="float" office:value="588.52" calcext:value-type="float">
            <text:p>588.52</text:p>
          </table:table-cell>
          <table:table-cell office:value-type="float" office:value="201.39" calcext:value-type="float">
            <text:p>201.3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48.75" calcext:value-type="float">
            <text:p>648.75</text:p>
          </table:table-cell>
          <table:table-cell office:value-type="float" office:value="585.72" calcext:value-type="float">
            <text:p>585.72</text:p>
          </table:table-cell>
          <table:table-cell office:value-type="float" office:value="199.02" calcext:value-type="float">
            <text:p>199.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46.09" calcext:value-type="float">
            <text:p>646.09</text:p>
          </table:table-cell>
          <table:table-cell office:value-type="float" office:value="582.94" calcext:value-type="float">
            <text:p>582.94</text:p>
          </table:table-cell>
          <table:table-cell office:value-type="float" office:value="196.72" calcext:value-type="float">
            <text:p>196.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43.44" calcext:value-type="float">
            <text:p>643.44</text:p>
          </table:table-cell>
          <table:table-cell office:value-type="float" office:value="580.18" calcext:value-type="float">
            <text:p>580.18</text:p>
          </table:table-cell>
          <table:table-cell office:value-type="float" office:value="194.48" calcext:value-type="float">
            <text:p>194.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40.8" calcext:value-type="float">
            <text:p>640.8</text:p>
          </table:table-cell>
          <table:table-cell office:value-type="float" office:value="577.44" calcext:value-type="float">
            <text:p>577.44</text:p>
          </table:table-cell>
          <table:table-cell office:value-type="float" office:value="192.32" calcext:value-type="float">
            <text:p>192.3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8.17" calcext:value-type="float">
            <text:p>638.17</text:p>
          </table:table-cell>
          <table:table-cell office:value-type="float" office:value="574.71" calcext:value-type="float">
            <text:p>574.71</text:p>
          </table:table-cell>
          <table:table-cell office:value-type="float" office:value="190.22" calcext:value-type="float">
            <text:p>190.2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5.56" calcext:value-type="float">
            <text:p>635.56</text:p>
          </table:table-cell>
          <table:table-cell office:value-type="float" office:value="572" calcext:value-type="float">
            <text:p>572</text:p>
          </table:table-cell>
          <table:table-cell office:value-type="float" office:value="188.17" calcext:value-type="float">
            <text:p>188.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2.95" calcext:value-type="float">
            <text:p>632.95</text:p>
          </table:table-cell>
          <table:table-cell office:value-type="float" office:value="569.31" calcext:value-type="float">
            <text:p>569.31</text:p>
          </table:table-cell>
          <table:table-cell office:value-type="float" office:value="186.15" calcext:value-type="float">
            <text:p>186.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30.35" calcext:value-type="float">
            <text:p>630.35</text:p>
          </table:table-cell>
          <table:table-cell office:value-type="float" office:value="566.64" calcext:value-type="float">
            <text:p>566.64</text:p>
          </table:table-cell>
          <table:table-cell office:value-type="float" office:value="184.17" calcext:value-type="float">
            <text:p>184.1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27.76" calcext:value-type="float">
            <text:p>627.76</text:p>
          </table:table-cell>
          <table:table-cell office:value-type="float" office:value="563.99" calcext:value-type="float">
            <text:p>563.99</text:p>
          </table:table-cell>
          <table:table-cell office:value-type="float" office:value="182.21" calcext:value-type="float">
            <text:p>182.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25.19" calcext:value-type="float">
            <text:p>625.19</text:p>
          </table:table-cell>
          <table:table-cell office:value-type="float" office:value="561.35" calcext:value-type="float">
            <text:p>561.35</text:p>
          </table:table-cell>
          <table:table-cell office:value-type="float" office:value="180.25" calcext:value-type="float">
            <text:p>180.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22.62" calcext:value-type="float">
            <text:p>622.62</text:p>
          </table:table-cell>
          <table:table-cell office:value-type="float" office:value="558.73" calcext:value-type="float">
            <text:p>558.73</text:p>
          </table:table-cell>
          <table:table-cell office:value-type="float" office:value="178.32" calcext:value-type="float">
            <text:p>178.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20.06" calcext:value-type="float">
            <text:p>620.06</text:p>
          </table:table-cell>
          <table:table-cell office:value-type="float" office:value="556.12" calcext:value-type="float">
            <text:p>556.12</text:p>
          </table:table-cell>
          <table:table-cell office:value-type="float" office:value="176.43" calcext:value-type="float">
            <text:p>176.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17.51" calcext:value-type="float">
            <text:p>617.51</text:p>
          </table:table-cell>
          <table:table-cell office:value-type="float" office:value="553.53" calcext:value-type="float">
            <text:p>553.53</text:p>
          </table:table-cell>
          <table:table-cell office:value-type="float" office:value="174.58" calcext:value-type="float">
            <text:p>174.5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14.98" calcext:value-type="float">
            <text:p>614.98</text:p>
          </table:table-cell>
          <table:table-cell office:value-type="float" office:value="550.96" calcext:value-type="float">
            <text:p>550.96</text:p>
          </table:table-cell>
          <table:table-cell office:value-type="float" office:value="172.77" calcext:value-type="float">
            <text:p>172.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12.45" calcext:value-type="float">
            <text:p>612.45</text:p>
          </table:table-cell>
          <table:table-cell office:value-type="float" office:value="548.41" calcext:value-type="float">
            <text:p>548.41</text:p>
          </table:table-cell>
          <table:table-cell office:value-type="float" office:value="171.03" calcext:value-type="float">
            <text:p>171.0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9.93" calcext:value-type="float">
            <text:p>609.93</text:p>
          </table:table-cell>
          <table:table-cell office:value-type="float" office:value="545.87" calcext:value-type="float">
            <text:p>545.87</text:p>
          </table:table-cell>
          <table:table-cell office:value-type="float" office:value="169.35" calcext:value-type="float">
            <text:p>169.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7.43" calcext:value-type="float">
            <text:p>607.43</text:p>
          </table:table-cell>
          <table:table-cell office:value-type="float" office:value="543.34" calcext:value-type="float">
            <text:p>543.34</text:p>
          </table:table-cell>
          <table:table-cell office:value-type="float" office:value="167.73" calcext:value-type="float">
            <text:p>167.7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04.93" calcext:value-type="float">
            <text:p>604.93</text:p>
          </table:table-cell>
          <table:table-cell office:value-type="float" office:value="540.84" calcext:value-type="float">
            <text:p>540.84</text:p>
          </table:table-cell>
          <table:table-cell office:value-type="float" office:value="166.14" calcext:value-type="float">
            <text:p>166.1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02.44" calcext:value-type="float">
            <text:p>602.44</text:p>
          </table:table-cell>
          <table:table-cell office:value-type="float" office:value="538.35" calcext:value-type="float">
            <text:p>538.35</text:p>
          </table:table-cell>
          <table:table-cell office:value-type="float" office:value="164.59" calcext:value-type="float">
            <text:p>164.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.21" calcext:value-type="float">
            <text:p>600.21</text:p>
          </table:table-cell>
          <table:table-cell office:value-type="float" office:value="536.12" calcext:value-type="float">
            <text:p>536.12</text:p>
          </table:table-cell>
          <table:table-cell office:value-type="float" office:value="163.2" calcext:value-type="float">
            <text:p>163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2">00/00/0000</text:date>, <text:time style:data-style-name="N2" text:time-value="08:06:55.167663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0-12T08:07:35.132533009</dc:date>
    <meta:editing-duration>PT2M53S</meta:editing-duration>
    <meta:editing-cycles>2</meta:editing-cycles>
    <meta:generator>LibreOffice/6.4.7.2$Linux_X86_64 LibreOffice_project/40$Build-2</meta:generator>
    <meta:document-statistic meta:table-count="1" meta:cell-count="40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83cm" svg:height="16.363cm" xlink:href=".." xlink:type="simple" chart:class="chart:scatter" chart:style-name="ch1">
        <chart:legend chart:legend-position="end" svg:x="23.195cm" svg:y="7.384cm" style:legend-expansion="high" chart:style-name="ch2"/>
        <chart:plot-area chart:style-name="ch3" table:cell-range-address="part2.A2:part2.D102 part2.B1:part2.D1" chart:data-source-has-labels="row" svg:x="0.515cm" svg:y="0.327cm" svg:width="22.165cm" svg:height="15.709cm">
          <chartooo:coordinate-region svg:x="1.322cm" svg:y="0.526cm" svg:width="20.893cm" svg:height="14.8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art2.B2:part2.B102" chart:label-cell-address="part2.B1:part2.B1" chart:class="chart:scatter">
            <chart:domain table:cell-range-address="part2.A2:part2.A102"/>
            <chart:data-point chart:repeated="101"/>
          </chart:series>
          <chart:series chart:style-name="ch7" chart:values-cell-range-address="part2.C2:part2.C102" chart:label-cell-address="part2.C1:part2.C1" chart:class="chart:scatter">
            <chart:data-point chart:repeated="101"/>
          </chart:series>
          <chart:series chart:style-name="ch8" chart:values-cell-range-address="part2.D2:part2.D102" chart:label-cell-address="part2.D1:part2.D1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 fluid</text:p>
                <draw:g>
                  <svg:desc>part2.B1:part2.B1</svg:desc>
                </draw:g>
              </table:table-cell>
              <table:table-cell office:value-type="string">
                <text:p>No Flow</text:p>
                <draw:g>
                  <svg:desc>part2.C1:part2.C1</svg:desc>
                </draw:g>
              </table:table-cell>
              <table:table-cell office:value-type="string">
                <text:p>flow</text:p>
                <draw:g>
                  <svg:desc>part2.D1:par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art2.A2:part2.A102</svg:desc>
                </draw:g>
              </table:table-cell>
              <table:table-cell office:value-type="float" office:value="900">
                <text:p>900</text:p>
                <draw:g>
                  <svg:desc>part2.B2:part2.B102</svg:desc>
                </draw:g>
              </table:table-cell>
              <table:table-cell office:value-type="float" office:value="900">
                <text:p>900</text:p>
                <draw:g>
                  <svg:desc>part2.C2:part2.C102</svg:desc>
                </draw:g>
              </table:table-cell>
              <table:table-cell office:value-type="float" office:value="900.02">
                <text:p>900.02</text:p>
                <draw:g>
                  <svg:desc>part2.D2:part2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99.69">
                <text:p>899.69</text:p>
              </table:table-cell>
              <table:table-cell office:value-type="float" office:value="899.78">
                <text:p>899.78</text:p>
              </table:table-cell>
              <table:table-cell office:value-type="float" office:value="884.72">
                <text:p>884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97.88">
                <text:p>897.88</text:p>
              </table:table-cell>
              <table:table-cell office:value-type="float" office:value="897.25">
                <text:p>897.25</text:p>
              </table:table-cell>
              <table:table-cell office:value-type="float" office:value="845.25">
                <text:p>845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94.95">
                <text:p>894.95</text:p>
              </table:table-cell>
              <table:table-cell office:value-type="float" office:value="892.97">
                <text:p>892.97</text:p>
              </table:table-cell>
              <table:table-cell office:value-type="float" office:value="810.09">
                <text:p>810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91.52">
                <text:p>891.52</text:p>
              </table:table-cell>
              <table:table-cell office:value-type="float" office:value="887.86">
                <text:p>887.86</text:p>
              </table:table-cell>
              <table:table-cell office:value-type="float" office:value="779.51">
                <text:p>779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87.85">
                <text:p>887.85</text:p>
              </table:table-cell>
              <table:table-cell office:value-type="float" office:value="882.39">
                <text:p>882.39</text:p>
              </table:table-cell>
              <table:table-cell office:value-type="float" office:value="751.96">
                <text:p>751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84.1">
                <text:p>884.1</text:p>
              </table:table-cell>
              <table:table-cell office:value-type="float" office:value="876.78">
                <text:p>876.78</text:p>
              </table:table-cell>
              <table:table-cell office:value-type="float" office:value="726.78">
                <text:p>726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80.31">
                <text:p>880.31</text:p>
              </table:table-cell>
              <table:table-cell office:value-type="float" office:value="871.13">
                <text:p>871.13</text:p>
              </table:table-cell>
              <table:table-cell office:value-type="float" office:value="704.01">
                <text:p>704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76.53">
                <text:p>876.53</text:p>
              </table:table-cell>
              <table:table-cell office:value-type="float" office:value="865.51">
                <text:p>865.51</text:p>
              </table:table-cell>
              <table:table-cell office:value-type="float" office:value="683.4">
                <text:p>683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72.77">
                <text:p>872.77</text:p>
              </table:table-cell>
              <table:table-cell office:value-type="float" office:value="859.94">
                <text:p>859.94</text:p>
              </table:table-cell>
              <table:table-cell office:value-type="float" office:value="664.58">
                <text:p>664.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69.03">
                <text:p>869.03</text:p>
              </table:table-cell>
              <table:table-cell office:value-type="float" office:value="854.45">
                <text:p>854.45</text:p>
              </table:table-cell>
              <table:table-cell office:value-type="float" office:value="647.22">
                <text:p>647.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65.32">
                <text:p>865.32</text:p>
              </table:table-cell>
              <table:table-cell office:value-type="float" office:value="849.03">
                <text:p>849.03</text:p>
              </table:table-cell>
              <table:table-cell office:value-type="float" office:value="631.01">
                <text:p>631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61.64">
                <text:p>861.64</text:p>
              </table:table-cell>
              <table:table-cell office:value-type="float" office:value="843.69">
                <text:p>843.69</text:p>
              </table:table-cell>
              <table:table-cell office:value-type="float" office:value="615.72">
                <text:p>615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57.98">
                <text:p>857.98</text:p>
              </table:table-cell>
              <table:table-cell office:value-type="float" office:value="838.42">
                <text:p>838.42</text:p>
              </table:table-cell>
              <table:table-cell office:value-type="float" office:value="601.26">
                <text:p>601.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54.36">
                <text:p>854.36</text:p>
              </table:table-cell>
              <table:table-cell office:value-type="float" office:value="833.24">
                <text:p>833.24</text:p>
              </table:table-cell>
              <table:table-cell office:value-type="float" office:value="587.6">
                <text:p>587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50.76">
                <text:p>850.76</text:p>
              </table:table-cell>
              <table:table-cell office:value-type="float" office:value="828.13">
                <text:p>828.13</text:p>
              </table:table-cell>
              <table:table-cell office:value-type="float" office:value="574.69">
                <text:p>574.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847.18">
                <text:p>847.18</text:p>
              </table:table-cell>
              <table:table-cell office:value-type="float" office:value="823.09">
                <text:p>823.09</text:p>
              </table:table-cell>
              <table:table-cell office:value-type="float" office:value="562.44">
                <text:p>562.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43.63">
                <text:p>843.63</text:p>
              </table:table-cell>
              <table:table-cell office:value-type="float" office:value="818.13">
                <text:p>818.13</text:p>
              </table:table-cell>
              <table:table-cell office:value-type="float" office:value="550.71">
                <text:p>550.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40.11">
                <text:p>840.11</text:p>
              </table:table-cell>
              <table:table-cell office:value-type="float" office:value="813.23">
                <text:p>813.23</text:p>
              </table:table-cell>
              <table:table-cell office:value-type="float" office:value="539.35">
                <text:p>539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36.61">
                <text:p>836.61</text:p>
              </table:table-cell>
              <table:table-cell office:value-type="float" office:value="808.4">
                <text:p>808.4</text:p>
              </table:table-cell>
              <table:table-cell office:value-type="float" office:value="528.22">
                <text:p>528.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33.13">
                <text:p>833.13</text:p>
              </table:table-cell>
              <table:table-cell office:value-type="float" office:value="803.63">
                <text:p>803.63</text:p>
              </table:table-cell>
              <table:table-cell office:value-type="float" office:value="517.22">
                <text:p>517.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29.67">
                <text:p>829.67</text:p>
              </table:table-cell>
              <table:table-cell office:value-type="float" office:value="798.93">
                <text:p>798.93</text:p>
              </table:table-cell>
              <table:table-cell office:value-type="float" office:value="506.31">
                <text:p>506.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26.23">
                <text:p>826.23</text:p>
              </table:table-cell>
              <table:table-cell office:value-type="float" office:value="794.28">
                <text:p>794.28</text:p>
              </table:table-cell>
              <table:table-cell office:value-type="float" office:value="495.58">
                <text:p>495.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22.81">
                <text:p>822.81</text:p>
              </table:table-cell>
              <table:table-cell office:value-type="float" office:value="789.69">
                <text:p>789.69</text:p>
              </table:table-cell>
              <table:table-cell office:value-type="float" office:value="485.22">
                <text:p>485.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819.41">
                <text:p>819.41</text:p>
              </table:table-cell>
              <table:table-cell office:value-type="float" office:value="785.16">
                <text:p>785.16</text:p>
              </table:table-cell>
              <table:table-cell office:value-type="float" office:value="475.47">
                <text:p>475.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816.03">
                <text:p>816.03</text:p>
              </table:table-cell>
              <table:table-cell office:value-type="float" office:value="780.68">
                <text:p>780.68</text:p>
              </table:table-cell>
              <table:table-cell office:value-type="float" office:value="466.43">
                <text:p>466.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812.67">
                <text:p>812.67</text:p>
              </table:table-cell>
              <table:table-cell office:value-type="float" office:value="776.25">
                <text:p>776.2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809.33">
                <text:p>809.33</text:p>
              </table:table-cell>
              <table:table-cell office:value-type="float" office:value="771.87">
                <text:p>771.8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806">
                <text:p>806</text:p>
              </table:table-cell>
              <table:table-cell office:value-type="float" office:value="767.54">
                <text:p>767.54</text:p>
              </table:table-cell>
              <table:table-cell office:value-type="float" office:value="442.26">
                <text:p>442.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02.69">
                <text:p>802.69</text:p>
              </table:table-cell>
              <table:table-cell office:value-type="float" office:value="763.26">
                <text:p>763.26</text:p>
              </table:table-cell>
              <table:table-cell office:value-type="float" office:value="434.56">
                <text:p>434.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799.39">
                <text:p>799.39</text:p>
              </table:table-cell>
              <table:table-cell office:value-type="float" office:value="759.02">
                <text:p>759.02</text:p>
              </table:table-cell>
              <table:table-cell office:value-type="float" office:value="426.79">
                <text:p>426.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796.12">
                <text:p>796.12</text:p>
              </table:table-cell>
              <table:table-cell office:value-type="float" office:value="754.83">
                <text:p>754.83</text:p>
              </table:table-cell>
              <table:table-cell office:value-type="float" office:value="418.91">
                <text:p>418.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792.86">
                <text:p>792.86</text:p>
              </table:table-cell>
              <table:table-cell office:value-type="float" office:value="750.68">
                <text:p>750.68</text:p>
              </table:table-cell>
              <table:table-cell office:value-type="float" office:value="410.98">
                <text:p>410.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789.61">
                <text:p>789.61</text:p>
              </table:table-cell>
              <table:table-cell office:value-type="float" office:value="746.58">
                <text:p>746.58</text:p>
              </table:table-cell>
              <table:table-cell office:value-type="float" office:value="403.15">
                <text:p>403.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786.38">
                <text:p>786.38</text:p>
              </table:table-cell>
              <table:table-cell office:value-type="float" office:value="742.52">
                <text:p>742.52</text:p>
              </table:table-cell>
              <table:table-cell office:value-type="float" office:value="395.52">
                <text:p>395.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783.16">
                <text:p>783.16</text:p>
              </table:table-cell>
              <table:table-cell office:value-type="float" office:value="738.49">
                <text:p>738.49</text:p>
              </table:table-cell>
              <table:table-cell office:value-type="float" office:value="388.18">
                <text:p>388.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779.96">
                <text:p>779.96</text:p>
              </table:table-cell>
              <table:table-cell office:value-type="float" office:value="734.51">
                <text:p>734.51</text:p>
              </table:table-cell>
              <table:table-cell office:value-type="float" office:value="381.23">
                <text:p>381.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776.77">
                <text:p>776.77</text:p>
              </table:table-cell>
              <table:table-cell office:value-type="float" office:value="730.57">
                <text:p>730.57</text:p>
              </table:table-cell>
              <table:table-cell office:value-type="float" office:value="374.66">
                <text:p>374.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73.6">
                <text:p>773.6</text:p>
              </table:table-cell>
              <table:table-cell office:value-type="float" office:value="726.66">
                <text:p>726.66</text:p>
              </table:table-cell>
              <table:table-cell office:value-type="float" office:value="368.42">
                <text:p>368.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70.44">
                <text:p>770.44</text:p>
              </table:table-cell>
              <table:table-cell office:value-type="float" office:value="722.79">
                <text:p>722.79</text:p>
              </table:table-cell>
              <table:table-cell office:value-type="float" office:value="362.43">
                <text:p>362.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767.3">
                <text:p>767.3</text:p>
              </table:table-cell>
              <table:table-cell office:value-type="float" office:value="718.95">
                <text:p>718.95</text:p>
              </table:table-cell>
              <table:table-cell office:value-type="float" office:value="356.6">
                <text:p>356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764.16">
                <text:p>764.16</text:p>
              </table:table-cell>
              <table:table-cell office:value-type="float" office:value="715.15">
                <text:p>715.15</text:p>
              </table:table-cell>
              <table:table-cell office:value-type="float" office:value="350.82">
                <text:p>350.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761.05">
                <text:p>761.05</text:p>
              </table:table-cell>
              <table:table-cell office:value-type="float" office:value="711.39">
                <text:p>711.39</text:p>
              </table:table-cell>
              <table:table-cell office:value-type="float" office:value="345.03">
                <text:p>345.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757.94">
                <text:p>757.94</text:p>
              </table:table-cell>
              <table:table-cell office:value-type="float" office:value="707.66">
                <text:p>707.66</text:p>
              </table:table-cell>
              <table:table-cell office:value-type="float" office:value="339.19">
                <text:p>339.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754.85">
                <text:p>754.85</text:p>
              </table:table-cell>
              <table:table-cell office:value-type="float" office:value="703.96">
                <text:p>703.96</text:p>
              </table:table-cell>
              <table:table-cell office:value-type="float" office:value="333.37">
                <text:p>333.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751.77">
                <text:p>751.77</text:p>
              </table:table-cell>
              <table:table-cell office:value-type="float" office:value="700.29">
                <text:p>700.29</text:p>
              </table:table-cell>
              <table:table-cell office:value-type="float" office:value="327.63">
                <text:p>327.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748.7">
                <text:p>748.7</text:p>
              </table:table-cell>
              <table:table-cell office:value-type="float" office:value="696.66">
                <text:p>696.66</text:p>
              </table:table-cell>
              <table:table-cell office:value-type="float" office:value="322.05">
                <text:p>322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745.65">
                <text:p>745.65</text:p>
              </table:table-cell>
              <table:table-cell office:value-type="float" office:value="693.05">
                <text:p>693.05</text:p>
              </table:table-cell>
              <table:table-cell office:value-type="float" office:value="316.69">
                <text:p>316.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742.61">
                <text:p>742.61</text:p>
              </table:table-cell>
              <table:table-cell office:value-type="float" office:value="689.48">
                <text:p>689.48</text:p>
              </table:table-cell>
              <table:table-cell office:value-type="float" office:value="311.57">
                <text:p>311.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739.58">
                <text:p>739.58</text:p>
              </table:table-cell>
              <table:table-cell office:value-type="float" office:value="685.93">
                <text:p>685.93</text:p>
              </table:table-cell>
              <table:table-cell office:value-type="float" office:value="306.68">
                <text:p>306.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736.57">
                <text:p>736.57</text:p>
              </table:table-cell>
              <table:table-cell office:value-type="float" office:value="682.42">
                <text:p>682.4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733.56">
                <text:p>733.56</text:p>
              </table:table-cell>
              <table:table-cell office:value-type="float" office:value="678.93">
                <text:p>678.93</text:p>
              </table:table-cell>
              <table:table-cell office:value-type="float" office:value="297.48">
                <text:p>297.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730.57">
                <text:p>730.57</text:p>
              </table:table-cell>
              <table:table-cell office:value-type="float" office:value="675.48">
                <text:p>675.48</text:p>
              </table:table-cell>
              <table:table-cell office:value-type="float" office:value="293.06">
                <text:p>293.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727.59">
                <text:p>727.59</text:p>
              </table:table-cell>
              <table:table-cell office:value-type="float" office:value="672.05">
                <text:p>672.05</text:p>
              </table:table-cell>
              <table:table-cell office:value-type="float" office:value="288.71">
                <text:p>288.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724.62">
                <text:p>724.62</text:p>
              </table:table-cell>
              <table:table-cell office:value-type="float" office:value="668.64">
                <text:p>668.64</text:p>
              </table:table-cell>
              <table:table-cell office:value-type="float" office:value="284.38">
                <text:p>284.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721.67">
                <text:p>721.67</text:p>
              </table:table-cell>
              <table:table-cell office:value-type="float" office:value="665.27">
                <text:p>665.27</text:p>
              </table:table-cell>
              <table:table-cell office:value-type="float" office:value="280.09">
                <text:p>280.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718.72">
                <text:p>718.72</text:p>
              </table:table-cell>
              <table:table-cell office:value-type="float" office:value="661.92">
                <text:p>661.92</text:p>
              </table:table-cell>
              <table:table-cell office:value-type="float" office:value="275.84">
                <text:p>275.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715.79">
                <text:p>715.79</text:p>
              </table:table-cell>
              <table:table-cell office:value-type="float" office:value="658.6">
                <text:p>658.6</text:p>
              </table:table-cell>
              <table:table-cell office:value-type="float" office:value="271.69">
                <text:p>271.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712.87">
                <text:p>712.87</text:p>
              </table:table-cell>
              <table:table-cell office:value-type="float" office:value="655.3">
                <text:p>655.3</text:p>
              </table:table-cell>
              <table:table-cell office:value-type="float" office:value="267.66">
                <text:p>267.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709.96">
                <text:p>709.96</text:p>
              </table:table-cell>
              <table:table-cell office:value-type="float" office:value="652.03">
                <text:p>652.03</text:p>
              </table:table-cell>
              <table:table-cell office:value-type="float" office:value="263.77">
                <text:p>263.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707.06">
                <text:p>707.06</text:p>
              </table:table-cell>
              <table:table-cell office:value-type="float" office:value="648.78">
                <text:p>648.78</text:p>
              </table:table-cell>
              <table:table-cell office:value-type="float" office:value="260.03">
                <text:p>260.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04.17">
                <text:p>704.17</text:p>
              </table:table-cell>
              <table:table-cell office:value-type="float" office:value="645.55">
                <text:p>645.55</text:p>
              </table:table-cell>
              <table:table-cell office:value-type="float" office:value="256.44">
                <text:p>256.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701.3">
                <text:p>701.3</text:p>
              </table:table-cell>
              <table:table-cell office:value-type="float" office:value="642.36">
                <text:p>642.3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98.44">
                <text:p>698.44</text:p>
              </table:table-cell>
              <table:table-cell office:value-type="float" office:value="639.18">
                <text:p>639.18</text:p>
              </table:table-cell>
              <table:table-cell office:value-type="float" office:value="249.68">
                <text:p>249.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95.58">
                <text:p>695.58</text:p>
              </table:table-cell>
              <table:table-cell office:value-type="float" office:value="636.03">
                <text:p>636.03</text:p>
              </table:table-cell>
              <table:table-cell office:value-type="float" office:value="246.43">
                <text:p>246.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92.74">
                <text:p>692.74</text:p>
              </table:table-cell>
              <table:table-cell office:value-type="float" office:value="632.9">
                <text:p>632.9</text:p>
              </table:table-cell>
              <table:table-cell office:value-type="float" office:value="243.22">
                <text:p>243.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89.91">
                <text:p>689.91</text:p>
              </table:table-cell>
              <table:table-cell office:value-type="float" office:value="629.79">
                <text:p>629.79</text:p>
              </table:table-cell>
              <table:table-cell office:value-type="float" office:value="240.04">
                <text:p>240.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87.09">
                <text:p>687.09</text:p>
              </table:table-cell>
              <table:table-cell office:value-type="float" office:value="626.71">
                <text:p>626.71</text:p>
              </table:table-cell>
              <table:table-cell office:value-type="float" office:value="236.88">
                <text:p>236.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684.28">
                <text:p>684.28</text:p>
              </table:table-cell>
              <table:table-cell office:value-type="float" office:value="623.65">
                <text:p>623.65</text:p>
              </table:table-cell>
              <table:table-cell office:value-type="float" office:value="233.75">
                <text:p>233.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81.48">
                <text:p>681.48</text:p>
              </table:table-cell>
              <table:table-cell office:value-type="float" office:value="620.6">
                <text:p>620.6</text:p>
              </table:table-cell>
              <table:table-cell office:value-type="float" office:value="230.67">
                <text:p>230.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78.7">
                <text:p>678.7</text:p>
              </table:table-cell>
              <table:table-cell office:value-type="float" office:value="617.59">
                <text:p>617.5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675.92">
                <text:p>675.92</text:p>
              </table:table-cell>
              <table:table-cell office:value-type="float" office:value="614.59">
                <text:p>614.59</text:p>
              </table:table-cell>
              <table:table-cell office:value-type="float" office:value="224.75">
                <text:p>224.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673.16">
                <text:p>673.16</text:p>
              </table:table-cell>
              <table:table-cell office:value-type="float" office:value="611.61">
                <text:p>611.61</text:p>
              </table:table-cell>
              <table:table-cell office:value-type="float" office:value="221.91">
                <text:p>221.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670.4">
                <text:p>670.4</text:p>
              </table:table-cell>
              <table:table-cell office:value-type="float" office:value="608.66">
                <text:p>608.66</text:p>
              </table:table-cell>
              <table:table-cell office:value-type="float" office:value="219.17">
                <text:p>219.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67.66">
                <text:p>667.66</text:p>
              </table:table-cell>
              <table:table-cell office:value-type="float" office:value="605.72">
                <text:p>605.72</text:p>
              </table:table-cell>
              <table:table-cell office:value-type="float" office:value="216.49">
                <text:p>216.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664.93">
                <text:p>664.93</text:p>
              </table:table-cell>
              <table:table-cell office:value-type="float" office:value="602.8">
                <text:p>602.8</text:p>
              </table:table-cell>
              <table:table-cell office:value-type="float" office:value="213.88">
                <text:p>213.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662.2">
                <text:p>662.2</text:p>
              </table:table-cell>
              <table:table-cell office:value-type="float" office:value="599.91">
                <text:p>599.91</text:p>
              </table:table-cell>
              <table:table-cell office:value-type="float" office:value="211.32">
                <text:p>211.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659.49">
                <text:p>659.49</text:p>
              </table:table-cell>
              <table:table-cell office:value-type="float" office:value="597.03">
                <text:p>597.03</text:p>
              </table:table-cell>
              <table:table-cell office:value-type="float" office:value="208.78">
                <text:p>208.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656.79">
                <text:p>656.79</text:p>
              </table:table-cell>
              <table:table-cell office:value-type="float" office:value="594.18">
                <text:p>594.18</text:p>
              </table:table-cell>
              <table:table-cell office:value-type="float" office:value="206.28">
                <text:p>206.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654.1">
                <text:p>654.1</text:p>
              </table:table-cell>
              <table:table-cell office:value-type="float" office:value="591.34">
                <text:p>591.34</text:p>
              </table:table-cell>
              <table:table-cell office:value-type="float" office:value="203.81">
                <text:p>203.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651.42">
                <text:p>651.42</text:p>
              </table:table-cell>
              <table:table-cell office:value-type="float" office:value="588.52">
                <text:p>588.52</text:p>
              </table:table-cell>
              <table:table-cell office:value-type="float" office:value="201.39">
                <text:p>201.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648.75">
                <text:p>648.75</text:p>
              </table:table-cell>
              <table:table-cell office:value-type="float" office:value="585.72">
                <text:p>585.72</text:p>
              </table:table-cell>
              <table:table-cell office:value-type="float" office:value="199.02">
                <text:p>199.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646.09">
                <text:p>646.09</text:p>
              </table:table-cell>
              <table:table-cell office:value-type="float" office:value="582.94">
                <text:p>582.94</text:p>
              </table:table-cell>
              <table:table-cell office:value-type="float" office:value="196.72">
                <text:p>196.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643.44">
                <text:p>643.44</text:p>
              </table:table-cell>
              <table:table-cell office:value-type="float" office:value="580.18">
                <text:p>580.18</text:p>
              </table:table-cell>
              <table:table-cell office:value-type="float" office:value="194.48">
                <text:p>194.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640.8">
                <text:p>640.8</text:p>
              </table:table-cell>
              <table:table-cell office:value-type="float" office:value="577.44">
                <text:p>577.44</text:p>
              </table:table-cell>
              <table:table-cell office:value-type="float" office:value="192.32">
                <text:p>192.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638.17">
                <text:p>638.17</text:p>
              </table:table-cell>
              <table:table-cell office:value-type="float" office:value="574.71">
                <text:p>574.71</text:p>
              </table:table-cell>
              <table:table-cell office:value-type="float" office:value="190.22">
                <text:p>190.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635.56">
                <text:p>635.56</text:p>
              </table:table-cell>
              <table:table-cell office:value-type="float" office:value="572">
                <text:p>572</text:p>
              </table:table-cell>
              <table:table-cell office:value-type="float" office:value="188.17">
                <text:p>188.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632.95">
                <text:p>632.95</text:p>
              </table:table-cell>
              <table:table-cell office:value-type="float" office:value="569.31">
                <text:p>569.31</text:p>
              </table:table-cell>
              <table:table-cell office:value-type="float" office:value="186.15">
                <text:p>186.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630.35">
                <text:p>630.35</text:p>
              </table:table-cell>
              <table:table-cell office:value-type="float" office:value="566.64">
                <text:p>566.64</text:p>
              </table:table-cell>
              <table:table-cell office:value-type="float" office:value="184.17">
                <text:p>184.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627.76">
                <text:p>627.76</text:p>
              </table:table-cell>
              <table:table-cell office:value-type="float" office:value="563.99">
                <text:p>563.99</text:p>
              </table:table-cell>
              <table:table-cell office:value-type="float" office:value="182.21">
                <text:p>182.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625.19">
                <text:p>625.19</text:p>
              </table:table-cell>
              <table:table-cell office:value-type="float" office:value="561.35">
                <text:p>561.35</text:p>
              </table:table-cell>
              <table:table-cell office:value-type="float" office:value="180.25">
                <text:p>180.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622.62">
                <text:p>622.62</text:p>
              </table:table-cell>
              <table:table-cell office:value-type="float" office:value="558.73">
                <text:p>558.73</text:p>
              </table:table-cell>
              <table:table-cell office:value-type="float" office:value="178.32">
                <text:p>178.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620.06">
                <text:p>620.06</text:p>
              </table:table-cell>
              <table:table-cell office:value-type="float" office:value="556.12">
                <text:p>556.12</text:p>
              </table:table-cell>
              <table:table-cell office:value-type="float" office:value="176.43">
                <text:p>176.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617.51">
                <text:p>617.51</text:p>
              </table:table-cell>
              <table:table-cell office:value-type="float" office:value="553.53">
                <text:p>553.53</text:p>
              </table:table-cell>
              <table:table-cell office:value-type="float" office:value="174.58">
                <text:p>174.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614.98">
                <text:p>614.98</text:p>
              </table:table-cell>
              <table:table-cell office:value-type="float" office:value="550.96">
                <text:p>550.96</text:p>
              </table:table-cell>
              <table:table-cell office:value-type="float" office:value="172.77">
                <text:p>172.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612.45">
                <text:p>612.45</text:p>
              </table:table-cell>
              <table:table-cell office:value-type="float" office:value="548.41">
                <text:p>548.41</text:p>
              </table:table-cell>
              <table:table-cell office:value-type="float" office:value="171.03">
                <text:p>171.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609.93">
                <text:p>609.93</text:p>
              </table:table-cell>
              <table:table-cell office:value-type="float" office:value="545.87">
                <text:p>545.87</text:p>
              </table:table-cell>
              <table:table-cell office:value-type="float" office:value="169.35">
                <text:p>169.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607.43">
                <text:p>607.43</text:p>
              </table:table-cell>
              <table:table-cell office:value-type="float" office:value="543.34">
                <text:p>543.34</text:p>
              </table:table-cell>
              <table:table-cell office:value-type="float" office:value="167.73">
                <text:p>167.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604.93">
                <text:p>604.93</text:p>
              </table:table-cell>
              <table:table-cell office:value-type="float" office:value="540.84">
                <text:p>540.84</text:p>
              </table:table-cell>
              <table:table-cell office:value-type="float" office:value="166.14">
                <text:p>166.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602.44">
                <text:p>602.44</text:p>
              </table:table-cell>
              <table:table-cell office:value-type="float" office:value="538.35">
                <text:p>538.35</text:p>
              </table:table-cell>
              <table:table-cell office:value-type="float" office:value="164.59">
                <text:p>164.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600.21">
                <text:p>600.21</text:p>
              </table:table-cell>
              <table:table-cell office:value-type="float" office:value="536.12">
                <text:p>536.12</text:p>
              </table:table-cell>
              <table:table-cell office:value-type="float" office:value="163.2">
                <text:p>163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